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32pt" fo:font-weight="bold" style:font-name-asian="Segoe UI" style:font-size-asian="32pt" style:font-weight-asian="bold" style:font-name-complex="Segoe UI" style:font-size-complex="32pt" style:font-weight-complex="bold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fo:font-weight="bold" style:font-name-asian="Segoe UI" style:font-size-asian="28pt" style:font-weight-asian="bold" style:font-name-complex="Segoe UI" style:font-size-complex="28pt" style:font-weight-complex="bold"/>
    </style:style>
    <style:style style:name="T2" style:family="text">
      <style:text-properties fo:color="#000000" style:font-name="Segoe UI1" fo:font-size="32pt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color="#000000" style:text-position="super 58%" style:font-name="Segoe UI Semibold1" fo:font-size="32pt" fo:font-style="italic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4" style:family="text">
      <style:text-properties fo:color="#000000" style:font-name="Segoe UI Semibold1" fo:font-size="32pt" fo:font-style="italic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5" style:family="text">
      <style:text-properties fo:color="#000000" style:text-position="super 58%" style:font-name="Segoe UI Semibold1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6" style:family="text">
      <style:text-properties fo:color="#000000" style:font-name="Segoe UI Semibold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7" style:family="text">
      <style:text-properties fo:color="#000000" style:text-position="super 58%" style:font-name="Segoe UI Semibold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3cm" svg:x="1.778cm" svg:y="0.568cm">
          <draw:text-box>
            <text:p text:style-name="P1"><text:span text:style-name="T1">EPHESIANS</text:span></text:p>
            <text:p text:style-name="P1"><text:span text:style-name="T2">1 Thessalonians 3:9–1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5" draw:layer="layout" svg:width="24.384cm" svg:height="5.08cm" svg:x="1.778cm" svg:y="0.833cm">
          <draw:text-box>
            <text:p text:style-name="P4"><text:span text:style-name="T3">9</text:span><text:span text:style-name="T4">What thanksgiving can we return to God for you, for all the joy that we feel for your sake before our God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4" draw:text-style-name="P5" draw:layer="layout" svg:width="24.384cm" svg:height="4.826cm" svg:x="1.758cm" svg:y="0.975cm">
          <draw:text-box>
            <text:p text:style-name="P4"><text:span text:style-name="T5">10</text:span><text:span text:style-name="T6">as we pray most earnestly night and day that we may see you face to face and supply what is lacking in your faith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5" draw:text-style-name="P5" draw:layer="layout" svg:width="24.384cm" svg:height="7.874cm" svg:x="1.778cm" svg:y="0.762cm">
          <draw:text-box>
            <text:p text:style-name="P4"><text:span text:style-name="T5">11</text:span><text:span text:style-name="T6">Now may our God and Father himself, and our Lord Jesus, direct our way to you, </text:span><text:span text:style-name="T5">12</text:span><text:span text:style-name="T6">and may the Lord make you increase and abound in love for one another and for all, as we do for you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6" draw:text-style-name="P5" draw:layer="layout" svg:width="24.384cm" svg:height="6.263cm" svg:x="1.778cm" svg:y="0.762cm">
          <draw:text-box>
            <text:p text:style-name="P4"><text:span text:style-name="T7">13</text:span><text:span text:style-name="T6">so that he may establish your hearts blameless in holiness before our God and Father, at the coming of our Lord Jesus with all his saint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9T22:04:31.540000000</meta:creation-date>
    <dc:title>Blue template</dc:title>
    <meta:editing-duration>PT11M16S</meta:editing-duration>
    <meta:editing-cycles>5</meta:editing-cycles>
    <meta:generator>LibreOffice/6.0.6.2$Windows_X86_64 LibreOffice_project/0c292870b25a325b5ed35f6b45599d2ea4458e77</meta:generator>
    <dc:date>2018-11-30T15:07:14.023000000</dc:date>
    <meta:document-statistic meta:object-count="36"/>
  </office:meta>
</office:document-meta>
</file>